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381" officeooo:paragraph-rsid="001c6381"/>
    </style:style>
    <style:style style:name="P2" style:family="paragraph" style:parent-style-name="Standard">
      <style:text-properties officeooo:rsid="001f56e3" officeooo:paragraph-rsid="001c6381"/>
    </style:style>
    <style:style style:name="P3" style:family="paragraph" style:parent-style-name="Standard">
      <style:text-properties officeooo:rsid="001f56e3" officeooo:paragraph-rsid="001c6381"/>
    </style:style>
    <style:style style:name="P4" style:family="paragraph" style:parent-style-name="Standard">
      <style:text-properties officeooo:rsid="001c6381" officeooo:paragraph-rsid="0021dffb"/>
    </style:style>
    <style:style style:name="P5" style:family="paragraph" style:parent-style-name="Standard">
      <style:text-properties officeooo:rsid="0021dffb" officeooo:paragraph-rsid="0021dffb"/>
    </style:style>
    <style:style style:name="T1" style:family="text">
      <style:text-properties officeooo:rsid="0021d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Ex1</text:p>
      <text:p text:style-name="P5">sample outputs with n = 4 and n = 6</text:p>
      <text:p text:style-name="P1">vulgaris@vulgaris:~/Documents/OS/LAB5$ ./test3 4</text:p>
      <text:p text:style-name="P1"><text:a xlink:type="simple" xlink:href="mailto:vulgaris@vulgaris" text:style-name="Internet_20_link" text:visited-style-name="Visited_20_Internet_20_Link">vulgaris@vulgaris</text:a>:~/Documents/OS/LAB5$</text:p>
      <text:p text:style-name="P2">vulgaris@vulgaris:~/Documents/OS/LAB5$ cat F1.txt</text:p>
      <text:p text:style-name="P2">382949</text:p>
      <text:p text:style-name="P2">693246</text:p>
      <text:p text:style-name="P2">714925</text:p>
      <text:p text:style-name="P2">964638</text:p>
      <text:p text:style-name="P2">vulgaris@vulgaris:~/Documents/OS/LAB5$ cat F2.txt</text:p>
      <text:p text:style-name="P2">144638</text:p>
      <text:p text:style-name="P2">425517</text:p>
      <text:p text:style-name="P2">488961</text:p>
      <text:p text:style-name="P2">906997</text:p>
      <text:p text:style-name="P2">vulgaris@vulgaris:~/Documents/OS/LAB5$ cat F12.sorted</text:p>
      <text:p text:style-name="P2">144638</text:p>
      <text:p text:style-name="P2">382949</text:p>
      <text:p text:style-name="P2">425517</text:p>
      <text:p text:style-name="P2">488961</text:p>
      <text:p text:style-name="P2">693246</text:p>
      <text:p text:style-name="P2">714925</text:p>
      <text:p text:style-name="P2">906997</text:p>
      <text:p text:style-name="P2">964638</text:p>
      <text:p text:style-name="P4">vulgaris@vulgaris:~/Documents/OS/LAB5$ ./test3 <text:span text:style-name="T1">6</text:span></text:p>
      <text:p text:style-name="P2">vulgaris@vulgaris:~/Documents/OS/LAB5$ cat F1.txt</text:p>
      <text:p text:style-name="P2">102584</text:p>
      <text:p text:style-name="P2">237823</text:p>
      <text:p text:style-name="P2">847837</text:p>
      <text:p text:style-name="P2">916609</text:p>
      <text:p text:style-name="P2">937336</text:p>
      <text:p text:style-name="P2">979393</text:p>
      <text:p text:style-name="P2">vulgaris@vulgaris:~/Documents/OS/LAB5$ cat F2.txt</text:p>
      <text:p text:style-name="P2">509029</text:p>
      <text:p text:style-name="P2">516295</text:p>
      <text:p text:style-name="P2">567025</text:p>
      <text:p text:style-name="P2">578737</text:p>
      <text:p text:style-name="P2">735814</text:p>
      <text:p text:style-name="P2">739605</text:p>
      <text:p text:style-name="P2">vulgaris@vulgaris:~/Documents/OS/LAB5$ cat F12.sorted</text:p>
      <text:p text:style-name="P2">102584</text:p>
      <text:p text:style-name="P2">237823</text:p>
      <text:p text:style-name="P2">509029</text:p>
      <text:p text:style-name="P2">516295</text:p>
      <text:p text:style-name="P2">567025</text:p>
      <text:p text:style-name="P2">578737</text:p>
      <text:p text:style-name="P2">735814</text:p>
      <text:p text:style-name="P2">739605</text:p>
      <text:p text:style-name="P2">847837</text:p>
      <text:p text:style-name="P2">916609</text:p>
      <text:p text:style-name="P2">847837</text:p>
      <text:p text:style-name="P2">9373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8:14:42.559565549</meta:creation-date>
    <dc:date>2018-11-13T11:41:16.860942980</dc:date>
    <meta:editing-duration>PT3H41M2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51" meta:word-count="78" meta:character-count="720" meta:non-whitespace-character-count="693"/>
  </office:meta>
</office:document-meta>
</file>